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officeooo:rsid="00038163" officeooo:paragraph-rsid="00038163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Menlo" fo:font-size="12pt" style:font-size-asian="12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officeooo:rsid="00061cb8" officeooo:paragraph-rsid="00061cb8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underline-style="solid" style:text-underline-width="auto" style:text-underline-color="font-color" fo:font-weight="bold" officeooo:rsid="00061cb8" officeooo:paragraph-rsid="00061cb8" style:font-weight-asian="bold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underline-style="solid" style:text-underline-width="auto" style:text-underline-color="font-color" fo:font-weight="bold" officeooo:rsid="00038163" officeooo:paragraph-rsid="00038163" style:font-weight-asian="bold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officeooo:paragraph-rsid="00038163"/>
    </style:style>
    <style:style style:name="T1" style:family="text">
      <style:text-properties style:font-name="Menlo" fo:font-size="12pt" style:font-size-asian="12pt"/>
    </style:style>
    <style:style style:name="T2" style:family="text">
      <style:text-properties style:font-name="Menlo" fo:font-size="12pt" style:font-size-asian="12pt"/>
    </style:style>
    <style:style style:name="T3" style:family="text">
      <style:text-properties style:font-name="Menlo" fo:font-size="12pt" officeooo:rsid="00038163" style:font-size-asian="12pt"/>
    </style:style>
    <style:style style:name="T4" style:family="text">
      <style:text-properties style:font-name="Menlo" fo:font-size="12pt" style:font-size-asian="12pt"/>
    </style:style>
    <style:style style:name="T5" style:family="text">
      <style:text-properties style:font-name="Menlo" fo:font-size="12pt" style:font-size-asian="12pt"/>
    </style:style>
    <style:style style:name="T6" style:family="text">
      <style:text-properties style:font-name="Menlo" fo:font-size="12pt" style:font-size-asian="12pt"/>
    </style:style>
    <style:style style:name="T7" style:family="text">
      <style:text-properties style:font-name="Menlo" fo:font-size="12pt" style:font-size-asian="12pt"/>
    </style:style>
    <style:style style:name="T8" style:family="text">
      <style:text-properties style:font-name="Menlo" fo:font-size="12pt" style:font-size-asian="12pt"/>
    </style:style>
    <style:style style:name="T9" style:family="text">
      <style:text-properties style:font-name="Menlo" fo:font-size="12pt" style:font-size-asian="12pt"/>
    </style:style>
    <style:style style:name="T10" style:family="text">
      <style:text-properties style:font-name="Menlo" fo:font-size="12pt" style:font-size-asian="12pt"/>
    </style:style>
    <style:style style:name="T11" style:family="text">
      <style:text-properties style:font-name="Menlo" fo:font-size="12pt" officeooo:rsid="0004add1" style:font-size-asian="12pt"/>
    </style:style>
    <style:style style:name="T12" style:family="text">
      <style:text-properties style:font-name="Menlo" fo:font-size="12pt" style:font-size-asian="12pt"/>
    </style:style>
    <style:style style:name="T13" style:family="text">
      <style:text-properties style:font-name="Menlo" fo:font-size="12pt" style:font-size-asian="12pt"/>
    </style:style>
    <style:style style:name="T14" style:family="text">
      <style:text-properties style:font-name="Menlo" fo:font-size="12pt" style:font-size-asian="12pt"/>
    </style:style>
    <style:style style:name="T15" style:family="text">
      <style:text-properties style:font-name="Menlo" fo:font-size="12pt" style:font-size-asian="12pt"/>
    </style:style>
    <style:style style:name="T16" style:family="text">
      <style:text-properties style:font-name="Menlo" fo:font-size="12pt" style:font-size-asian="12pt"/>
    </style:style>
    <style:style style:name="T17" style:family="text">
      <style:text-properties style:font-name="Menlo" fo:font-size="12pt" fo:font-style="italic" fo:font-weight="bold" style:font-size-asian="12pt" style:font-style-asian="italic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/></text:p>
      <text:p text:style-name="P7"><text:span text:style-name="T3">1. Création d’un projet chapitre 4 dans Eclipse, puis d’un package geomtrie. Dans ce package création de 2 classes : une classe Trapeze et une classe Principale comportant la méthode main.</text:span></text:p>
      <text:p text:style-name="P7"><text:span text:style-name="T3"/></text:p>
      <text:p text:style-name="P7"><text:span text:style-name="T3">Ces 2 classes sont détaillées ci- dessous :</text:span></text:p>
      <text:p text:style-name="P7"><text:span text:style-name="T3"/></text:p>
      <text:p text:style-name="P5"><text:span text:style-name="T1">Classe Trapez</text:span><text:span text:style-name="T11">e à laquelle j’ai ajouté les accesseurs :</text:span></text:p>
      <text:p text:style-name="P1"><text:span text:style-name="T1"/></text:p>
      <text:p text:style-name="P7"><text:span text:style-name="T1">package</text:span><text:span text:style-name="T1"> geometrie</text:span><text:span text:style-name="T1">;</text:span></text:p>
      <text:p text:style-name="P2"/>
      <text:p text:style-name="P6"><text:span text:style-name="T1">public</text:span><text:span text:style-name="T1"> </text:span><text:span text:style-name="T1">class</text:span><text:span text:style-name="T1"> </text:span><text:span text:style-name="T1">Trapeze</text:span><text:span text:style-name="T1"> </text:span><text:span text:style-name="T1">{</text:span></text:p>
      <text:p text:style-name="P2"/>
      <text:p text:style-name="P6"><text:span text:style-name="T1"><text:tab/></text:span><text:span text:style-name="T1">private</text:span><text:span text:style-name="T1"> </text:span><text:span text:style-name="T1">double</text:span><text:span text:style-name="T1"> </text:span><text:span text:style-name="T1">grandeBase</text:span><text:span text:style-name="T1">;</text:span></text:p>
      <text:p text:style-name="P6"><text:span text:style-name="T1"><text:tab/></text:span><text:span text:style-name="T1">private</text:span><text:span text:style-name="T1"> </text:span><text:span text:style-name="T1">double</text:span><text:span text:style-name="T1"> </text:span><text:span text:style-name="T1">petiteBase</text:span><text:span text:style-name="T1">;</text:span></text:p>
      <text:p text:style-name="P6"><text:span text:style-name="T1"><text:tab/></text:span><text:span text:style-name="T1">private</text:span><text:span text:style-name="T1"> </text:span><text:span text:style-name="T1">double</text:span><text:span text:style-name="T1"> </text:span><text:span text:style-name="T1">hauteur</text:span><text:span text:style-name="T1">;</text:span></text:p>
      <text:p text:style-name="P2"/>
      <text:p text:style-name="P6"><text:span text:style-name="T1"><text:tab/></text:span><text:span text:style-name="T1">public</text:span><text:span text:style-name="T1"> </text:span><text:span text:style-name="T1">Trapeze</text:span><text:span text:style-name="T1">()</text:span><text:span text:style-name="T1"> </text:span><text:span text:style-name="T1">{</text:span></text:p>
      <text:p text:style-name="P2"/>
      <text:p text:style-name="P6"><text:span text:style-name="T1"><text:tab/></text:span><text:span text:style-name="T1">}</text:span></text:p>
      <text:p text:style-name="P2"/>
      <text:p text:style-name="P6"><text:span text:style-name="T1"><text:tab/></text:span><text:span text:style-name="T1">public</text:span><text:span text:style-name="T1"> </text:span><text:span text:style-name="T1">Trapeze</text:span><text:span text:style-name="T1">(</text:span><text:span text:style-name="T1">double</text:span><text:span text:style-name="T1"> </text:span><text:span text:style-name="T1">grandeBase</text:span><text:span text:style-name="T1">,</text:span><text:span text:style-name="T1"> </text:span><text:span text:style-name="T1">double</text:span><text:span text:style-name="T1"> </text:span><text:span text:style-name="T1">petiteBase</text:span><text:span text:style-name="T1">,</text:span><text:span text:style-name="T1"> </text:span><text:span text:style-name="T1">double</text:span><text:span text:style-name="T1"> </text:span><text:span text:style-name="T1">hauteur</text:span><text:span text:style-name="T1">)</text:span><text:span text:style-name="T1"> </text:span><text:span text:style-name="T1">{</text:span></text:p>
      <text:p text:style-name="P6"><text:span text:style-name="T1"><text:tab/><text:tab/></text:span><text:span text:style-name="T1">this</text:span><text:span text:style-name="T1">.</text:span><text:span text:style-name="T1">grandeBase</text:span><text:span text:style-name="T1"> </text:span><text:span text:style-name="T1">=</text:span><text:span text:style-name="T1"> </text:span><text:span text:style-name="T1">grandeBase</text:span><text:span text:style-name="T1">;</text:span></text:p>
      <text:p text:style-name="P6"><text:span text:style-name="T1"><text:tab/><text:tab/></text:span><text:span text:style-name="T1">this</text:span><text:span text:style-name="T1">.</text:span><text:span text:style-name="T1">petiteBase</text:span><text:span text:style-name="T1"> </text:span><text:span text:style-name="T1">=</text:span><text:span text:style-name="T1"> </text:span><text:span text:style-name="T1">petiteBase</text:span><text:span text:style-name="T1">;</text:span></text:p>
      <text:p text:style-name="P6"><text:span text:style-name="T1"><text:tab/><text:tab/></text:span><text:span text:style-name="T1">this</text:span><text:span text:style-name="T1">.</text:span><text:span text:style-name="T1">hauteur</text:span><text:span text:style-name="T1"> </text:span><text:span text:style-name="T1">=</text:span><text:span text:style-name="T1"> </text:span><text:span text:style-name="T1">hauteur</text:span><text:span text:style-name="T1">;</text:span></text:p>
      <text:p text:style-name="P6"><text:span text:style-name="T1"><text:tab/></text:span><text:span text:style-name="T1">}</text:span></text:p>
      <text:p text:style-name="P2"/>
      <text:p text:style-name="P6"><text:span text:style-name="T1"><text:tab/></text:span><text:span text:style-name="T1">public</text:span><text:span text:style-name="T1"> </text:span><text:span text:style-name="T1">double</text:span><text:span text:style-name="T1"> </text:span><text:span text:style-name="T1">calculAire</text:span><text:span text:style-name="T1">()</text:span><text:span text:style-name="T1"> </text:span><text:span text:style-name="T1">{</text:span></text:p>
      <text:p text:style-name="P6"><text:span text:style-name="T1"><text:tab/><text:tab/></text:span><text:span text:style-name="T1">return</text:span><text:span text:style-name="T1"> </text:span><text:span text:style-name="T1">(</text:span><text:span text:style-name="T1">this</text:span><text:span text:style-name="T1">.</text:span><text:span text:style-name="T1">grandeBase</text:span><text:span text:style-name="T1"> </text:span><text:span text:style-name="T1">+</text:span><text:span text:style-name="T1"> </text:span><text:span text:style-name="T1">this</text:span><text:span text:style-name="T1">.</text:span><text:span text:style-name="T1">petiteBase</text:span><text:span text:style-name="T1">)</text:span><text:span text:style-name="T1">*</text:span><text:span text:style-name="T1">this</text:span><text:span text:style-name="T1">.</text:span><text:span text:style-name="T1">hauteur</text:span><text:span text:style-name="T1"> </text:span><text:span text:style-name="T1">/</text:span><text:span text:style-name="T1">2</text:span><text:span text:style-name="T1">;</text:span></text:p>
      <text:p text:style-name="P6"><text:span text:style-name="T1"><text:tab/></text:span><text:span text:style-name="T1">}</text:span></text:p>
      <text:p text:style-name="P2"/>
      <text:p text:style-name="P6"><text:span text:style-name="T1"><text:tab/></text:span><text:span text:style-name="T1">public</text:span><text:span text:style-name="T1"> </text:span><text:span text:style-name="T1">double</text:span><text:span text:style-name="T1"> </text:span><text:span text:style-name="T1">getGrandeBase</text:span><text:span text:style-name="T1">()</text:span><text:span text:style-name="T1"> </text:span><text:span text:style-name="T1">{</text:span></text:p>
      <text:p text:style-name="P6"><text:span text:style-name="T1"><text:tab/><text:tab/></text:span><text:span text:style-name="T1">return</text:span><text:span text:style-name="T1"> </text:span><text:span text:style-name="T1">grandeBase</text:span><text:span text:style-name="T1">;</text:span></text:p>
      <text:p text:style-name="P6"><text:span text:style-name="T1"><text:tab/></text:span><text:span text:style-name="T1">}</text:span></text:p>
      <text:p text:style-name="P2"/>
      <text:p text:style-name="P6"><text:span text:style-name="T1"><text:tab/></text:span><text:span text:style-name="T1">public</text:span><text:span text:style-name="T1"> </text:span><text:span text:style-name="T1">void</text:span><text:span text:style-name="T1"> </text:span><text:span text:style-name="T1">setGrandeBase</text:span><text:span text:style-name="T1">(</text:span><text:span text:style-name="T1">double</text:span><text:span text:style-name="T1"> </text:span><text:span text:style-name="T1">grandeBase</text:span><text:span text:style-name="T1">)</text:span><text:span text:style-name="T1"> </text:span><text:span text:style-name="T1">{</text:span></text:p>
      <text:p text:style-name="P6"><text:span text:style-name="T1"><text:tab/><text:tab/></text:span><text:span text:style-name="T1">this</text:span><text:span text:style-name="T1">.</text:span><text:span text:style-name="T1">grandeBase</text:span><text:span text:style-name="T1"> </text:span><text:span text:style-name="T1">=</text:span><text:span text:style-name="T1"> </text:span><text:span text:style-name="T1">grandeBase</text:span><text:span text:style-name="T1">;</text:span></text:p>
      <text:p text:style-name="P6"><text:span text:style-name="T1"><text:tab/></text:span><text:span text:style-name="T1">}</text:span></text:p>
      <text:p text:style-name="P2"/>
      <text:p text:style-name="P6"><text:span text:style-name="T1"><text:tab/></text:span><text:span text:style-name="T1">public</text:span><text:span text:style-name="T1"> </text:span><text:span text:style-name="T1">double</text:span><text:span text:style-name="T1"> </text:span><text:span text:style-name="T1">getPetiteBase</text:span><text:span text:style-name="T1">()</text:span><text:span text:style-name="T1"> </text:span><text:span text:style-name="T1">{</text:span></text:p>
      <text:p text:style-name="P6"><text:span text:style-name="T1"><text:tab/><text:tab/></text:span><text:span text:style-name="T1">return</text:span><text:span text:style-name="T1"> </text:span><text:span text:style-name="T1">petiteBase</text:span><text:span text:style-name="T1">;</text:span></text:p>
      <text:p text:style-name="P6"><text:span text:style-name="T1"><text:tab/></text:span><text:span text:style-name="T1">}</text:span></text:p>
      <text:p text:style-name="P2"/>
      <text:p text:style-name="P6"><text:span text:style-name="T1"><text:tab/></text:span><text:span text:style-name="T1">public</text:span><text:span text:style-name="T1"> </text:span><text:span text:style-name="T1">void</text:span><text:span text:style-name="T1"> </text:span><text:span text:style-name="T1">setPetiteBase</text:span><text:span text:style-name="T1">(</text:span><text:span text:style-name="T1">double</text:span><text:span text:style-name="T1"> </text:span><text:span text:style-name="T1">petiteBase</text:span><text:span text:style-name="T1">)</text:span><text:span text:style-name="T1"> </text:span><text:span text:style-name="T1">{</text:span></text:p>
      <text:p text:style-name="P6"><text:span text:style-name="T1"><text:tab/><text:tab/></text:span><text:span text:style-name="T1">this</text:span><text:span text:style-name="T1">.</text:span><text:span text:style-name="T1">petiteBase</text:span><text:span text:style-name="T1"> </text:span><text:span text:style-name="T1">=</text:span><text:span text:style-name="T1"> </text:span><text:span text:style-name="T1">petiteBase</text:span><text:span text:style-name="T1">;</text:span></text:p>
      <text:p text:style-name="P6"><text:span text:style-name="T1"><text:tab/></text:span><text:span text:style-name="T1">}</text:span></text:p>
      <text:p text:style-name="P2"/>
      <text:p text:style-name="P6"><text:span text:style-name="T1"><text:tab/></text:span><text:span text:style-name="T1">public</text:span><text:span text:style-name="T1"> </text:span><text:span text:style-name="T1">double</text:span><text:span text:style-name="T1"> </text:span><text:span text:style-name="T1">getHauteur</text:span><text:span text:style-name="T1">()</text:span><text:span text:style-name="T1"> </text:span><text:span text:style-name="T1">{</text:span></text:p>
      <text:p text:style-name="P6"><text:span text:style-name="T1"><text:tab/><text:tab/></text:span><text:span text:style-name="T1">return</text:span><text:span text:style-name="T1"> </text:span><text:span text:style-name="T1">hauteur</text:span><text:span text:style-name="T1">;</text:span></text:p>
      <text:p text:style-name="P6"><text:span text:style-name="T1"><text:tab/></text:span><text:span text:style-name="T1">}</text:span></text:p>
      <text:p text:style-name="P2"><text:soft-page-break/></text:p>
      <text:p text:style-name="P6"><text:span text:style-name="T1"><text:tab/></text:span><text:span text:style-name="T1">public</text:span><text:span text:style-name="T1"> </text:span><text:span text:style-name="T1">void</text:span><text:span text:style-name="T1"> </text:span><text:span text:style-name="T1">setHauteur</text:span><text:span text:style-name="T1">(</text:span><text:span text:style-name="T1">double</text:span><text:span text:style-name="T1"> </text:span><text:span text:style-name="T1">hauteur</text:span><text:span text:style-name="T1">)</text:span><text:span text:style-name="T1"> </text:span><text:span text:style-name="T1">{</text:span></text:p>
      <text:p text:style-name="P6"><text:span text:style-name="T1"><text:tab/><text:tab/></text:span><text:span text:style-name="T1">this</text:span><text:span text:style-name="T1">.</text:span><text:span text:style-name="T1">hauteur</text:span><text:span text:style-name="T1"> </text:span><text:span text:style-name="T1">=</text:span><text:span text:style-name="T1"> </text:span><text:span text:style-name="T1">hauteur</text:span><text:span text:style-name="T1">;</text:span></text:p>
      <text:p text:style-name="P6"><text:span text:style-name="T1"><text:tab/></text:span><text:span text:style-name="T1">}</text:span></text:p>
      <text:p text:style-name="P2"/>
      <text:p text:style-name="P6"><text:span text:style-name="T1">}</text:span></text:p>
      <text:p text:style-name="P6"><text:span text:style-name="T1"/></text:p>
      <text:p text:style-name="P6"><text:span text:style-name="T1"/></text:p>
      <text:p text:style-name="P4"><text:span text:style-name="T1">Classe Principale :</text:span></text:p>
      <text:p text:style-name="P3"><text:span text:style-name="T1"/></text:p>
      <text:p text:style-name="P3"><text:span text:style-name="T1">package</text:span><text:span text:style-name="T1"> geometrie</text:span><text:span text:style-name="T1">;</text:span></text:p>
      <text:p text:style-name="P2"/>
      <text:p text:style-name="P6"><text:span text:style-name="T1">public</text:span><text:span text:style-name="T1"> </text:span><text:span text:style-name="T1">class</text:span><text:span text:style-name="T1"> </text:span><text:span text:style-name="T1">Principale</text:span><text:span text:style-name="T1"> </text:span><text:span text:style-name="T1">{</text:span></text:p>
      <text:p text:style-name="P2"/>
      <text:p text:style-name="P6"><text:span text:style-name="T1"><text:tab/></text:span><text:span text:style-name="T1">public</text:span><text:span text:style-name="T1"> </text:span><text:span text:style-name="T1">static</text:span><text:span text:style-name="T1"> </text:span><text:span text:style-name="T1">void</text:span><text:span text:style-name="T1"> </text:span><text:span text:style-name="T1">main</text:span><text:span text:style-name="T1">(</text:span><text:span text:style-name="T1">String</text:span><text:span text:style-name="T1">[]</text:span><text:span text:style-name="T1"> </text:span><text:span text:style-name="T1">args</text:span><text:span text:style-name="T1">)</text:span><text:span text:style-name="T1"> </text:span><text:span text:style-name="T1">{</text:span></text:p>
      <text:p text:style-name="P6"><text:span text:style-name="T1"><text:tab/><text:tab/></text:span></text:p>
      <text:p text:style-name="P6"><text:span text:style-name="T1"><text:tab/><text:tab/></text:span><text:span text:style-name="T1">Trapeze</text:span><text:span text:style-name="T1"> </text:span><text:span text:style-name="T1">trapeze1</text:span><text:span text:style-name="T1"> </text:span><text:span text:style-name="T1">=</text:span><text:span text:style-name="T1"> </text:span><text:span text:style-name="T1">new</text:span><text:span text:style-name="T1"> </text:span><text:span text:style-name="T1">Trapeze</text:span><text:span text:style-name="T1">(</text:span><text:span text:style-name="T1">5</text:span><text:span text:style-name="T1">,</text:span><text:span text:style-name="T1"> </text:span><text:span text:style-name="T1">3</text:span><text:span text:style-name="T1">,</text:span><text:span text:style-name="T1"> </text:span><text:span text:style-name="T1">7.2</text:span><text:span text:style-name="T1">)</text:span><text:span text:style-name="T1">;</text:span></text:p>
      <text:p text:style-name="P6"><text:span text:style-name="T1"><text:tab/><text:tab/></text:span><text:span text:style-name="T1">Double</text:span><text:span text:style-name="T1"> </text:span><text:span text:style-name="T1">aire</text:span><text:span text:style-name="T1"> </text:span><text:span text:style-name="T1">=</text:span><text:span text:style-name="T1"> </text:span><text:span text:style-name="T1">trapeze1</text:span><text:span text:style-name="T1">.</text:span><text:span text:style-name="T1">calculAire</text:span><text:span text:style-name="T1">()</text:span><text:span text:style-name="T1">;</text:span></text:p>
      <text:p text:style-name="P6"><text:span text:style-name="T1"><text:tab/><text:tab/></text:span></text:p>
      <text:p text:style-name="P6"><text:span text:style-name="T1"><text:tab/><text:tab/></text:span><text:span text:style-name="T1">System</text:span><text:span text:style-name="T1">.</text:span><text:span text:style-name="T17">out</text:span><text:span text:style-name="T1">.</text:span><text:span text:style-name="T1">println</text:span><text:span text:style-name="T1">(</text:span><text:span text:style-name="T1">"L'aire du trapeze de bases "</text:span><text:span text:style-name="T1"> </text:span><text:span text:style-name="T1">+</text:span><text:span text:style-name="T1"> </text:span><text:span text:style-name="T1">trapeze1</text:span><text:span text:style-name="T1">.</text:span><text:span text:style-name="T1">getGrandeBase</text:span><text:span text:style-name="T1">()</text:span><text:span text:style-name="T1"> </text:span><text:span text:style-name="T1">+</text:span><text:span text:style-name="T1"> </text:span><text:span text:style-name="T1">" et "</text:span><text:span text:style-name="T1"> </text:span><text:span text:style-name="T1">+</text:span><text:span text:style-name="T1"> </text:span><text:span text:style-name="T1">trapeze1</text:span><text:span text:style-name="T1">.</text:span><text:span text:style-name="T1">getPetiteBase</text:span><text:span text:style-name="T1">()</text:span></text:p>
      <text:p text:style-name="P6"><text:span text:style-name="T1"><text:tab/><text:tab/><text:tab/><text:tab/></text:span><text:span text:style-name="T1">+</text:span><text:span text:style-name="T1"> </text:span><text:span text:style-name="T1">" et de hauteur "</text:span><text:span text:style-name="T1"> </text:span><text:span text:style-name="T1">+</text:span><text:span text:style-name="T1"> </text:span><text:span text:style-name="T1">trapeze1</text:span><text:span text:style-name="T1">.</text:span><text:span text:style-name="T1">getHauteur</text:span><text:span text:style-name="T1">()</text:span><text:span text:style-name="T1"> </text:span><text:span text:style-name="T1">+</text:span><text:span text:style-name="T1"> </text:span><text:span text:style-name="T1">" = "</text:span><text:span text:style-name="T1"> </text:span><text:span text:style-name="T1">+</text:span><text:span text:style-name="T1"> </text:span><text:span text:style-name="T1">aire</text:span><text:span text:style-name="T1">)</text:span><text:span text:style-name="T1">;</text:span></text:p>
      <text:p text:style-name="P6"><text:span text:style-name="T1"><text:tab/><text:tab/></text:span></text:p>
      <text:p text:style-name="P6"><text:span text:style-name="T1"><text:tab/><text:tab/></text:span><text:span text:style-name="T1">Trapeze</text:span><text:span text:style-name="T1"> </text:span><text:span text:style-name="T1">trapeze2</text:span><text:span text:style-name="T1"> </text:span><text:span text:style-name="T1">=</text:span><text:span text:style-name="T1"> </text:span><text:span text:style-name="T1">new</text:span><text:span text:style-name="T1"> </text:span><text:span text:style-name="T1">Trapeze</text:span><text:span text:style-name="T1">()</text:span><text:span text:style-name="T1">;</text:span></text:p>
      <text:p text:style-name="P6"><text:span text:style-name="T1"><text:tab/><text:tab/></text:span><text:span text:style-name="T1">trapeze2</text:span><text:span text:style-name="T1"> </text:span><text:span text:style-name="T1">=</text:span><text:span text:style-name="T1"> </text:span><text:span text:style-name="T1">trapeze1</text:span><text:span text:style-name="T1">;</text:span></text:p>
      <text:p text:style-name="P6"><text:span text:style-name="T1"><text:tab/><text:tab/></text:span></text:p>
      <text:p text:style-name="P6"><text:span text:style-name="T1"><text:tab/><text:tab/></text:span><text:span text:style-name="T1">System</text:span><text:span text:style-name="T1">.</text:span><text:span text:style-name="T17">out</text:span><text:span text:style-name="T1">.</text:span><text:span text:style-name="T1">println</text:span><text:span text:style-name="T1">(</text:span><text:span text:style-name="T1">"L'aire du 2ème trapeze est : "</text:span><text:span text:style-name="T1"> </text:span><text:span text:style-name="T1">+</text:span><text:span text:style-name="T1"> </text:span><text:span text:style-name="T1">trapeze2</text:span><text:span text:style-name="T1">.</text:span><text:span text:style-name="T1">calculAire</text:span><text:span text:style-name="T1">())</text:span><text:span text:style-name="T1">;</text:span></text:p>
      <text:p text:style-name="P6"><text:span text:style-name="T1"><text:tab/></text:span><text:span text:style-name="T1">}</text:span></text:p>
      <text:p text:style-name="P2"/>
      <text:p text:style-name="P6"><text:span text:style-name="T1">}</text:span></text:p>
      <text:p text:style-name="P3"><text:span text:style-name="T1"/></text:p>
      <text:p text:style-name="P3"><text:span text:style-name="T1"/></text:p>
      <text:p text:style-name="P3"><text:span text:style-name="T1">2. L’exécution du programme dans la console donne la même aire pour les 2 objets tapeze1 et trapeze2.</text:span></text:p>
      <text:p text:style-name="P3"><text:span text:style-name="T1"/></text:p>
      <text:p text:style-name="P3"><text:span text:style-name="T1">L'aire du trapeze de bases 5.0 et 3.0 et de hauteur 7.2 = 28.8</text:span></text:p>
      <text:p text:style-name="P3"><text:span text:style-name="T1">L'aire du 2ème trapeze est : 28.8</text:span></text:p>
      <text:p text:style-name="P3"><text:span text:style-name="T1"/></text:p>
      <text:p text:style-name="P3"><text:span text:style-name="T1">Ce qui est normal car on a affecté trapeze1 à trapeze2, par conséquent les références représentent une adresse en mémoire et avec cette affectation trapeze1 et trapeze2 pointent vers la même adresse qui contient l’objet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4-11-10T10:54:04.320770480</meta:creation-date>
    <dc:date>2024-11-10T11:11:28.830045892</dc:date>
    <meta:editing-duration>PT17M23S</meta:editing-duration>
    <meta:editing-cycles>5</meta:editing-cycles>
    <meta:generator>LibreOffice/6.4.1.2$MacOSX_X86_64 LibreOffice_project/4d224e95b98b138af42a64d84056446d09082932</meta:generator>
    <meta:document-statistic meta:table-count="0" meta:image-count="0" meta:object-count="0" meta:page-count="2" meta:paragraph-count="58" meta:word-count="291" meta:character-count="1985" meta:non-whitespace-character-count="1681"/>
  </office:meta>
</office:document-meta>
</file>